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6.29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Reporting Manag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urrent Project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<text:a xlink:href="python://for%20each=%22o%20in%20objects%22" xlink:type="simple">python://for each="o in objects"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python://o.date" xlink:type="simple">python://o.date</text:a></text:p>
          </table:table-cell>
          <table:table-cell office:value-type="string" calcext:value-type="string">
            <text:p><text:a xlink:href="python://o.employee_id.name or ''" xlink:type="simple">python://o.employee_id.name or ''</text:a></text:p>
          </table:table-cell>
          <table:table-cell office:value-type="string" calcext:value-type="string">
            <text:p><text:a xlink:href="python://o.designation or ''" xlink:type="simple">python://o.designation or ''</text:a></text:p>
          </table:table-cell>
          <table:table-cell office:value-type="string" calcext:value-type="string">
            <text:p><text:a xlink:href="python://o.manager_id.name%20or%20%22%20%22" xlink:type="simple">python://o.manager_id.name or " "</text:a></text:p>
          </table:table-cell>
          <table:table-cell office:value-type="string" calcext:value-type="string">
            <text:p><text:a xlink:href="python://o.state or ''" xlink:type="simple">python://o.state or ''</text:a></text:p>
          </table:table-cell>
          <table:table-cell office:value-type="string" calcext:value-type="string">
            <text:p><text:a xlink:href="python://o.current_project.name or ''" xlink:type="simple">python://o.current_project.name or ''</text:a></text:p>
          </table:table-cell>
          <table:table-cell office:value-type="string" calcext:value-type="string">
            <text:p><text:a xlink:href="python://o.remarks or ''" xlink:type="simple">python://o.remarks or ''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12:54:09.653705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2:20:00.512341785</meta:creation-date>
    <meta:generator>LibreOffice/4.2.8.2$Linux_X86_64 LibreOffice_project/420m0$Build-2</meta:generator>
    <dc:date>2015-08-07T13:09:02.271887303</dc:date>
    <meta:editing-duration>PT8M22S</meta:editing-duration>
    <meta:editing-cycles>4</meta:editing-cycles>
    <meta:document-statistic meta:table-count="1" meta:cell-count="16" meta:object-count="0"/>
  </office:meta>
</office:document-meta>
</file>